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Filter.endElement( String uri , String local , String q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Filter.startElement( String uri , String local , String qName , Attributes at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IncludeTransformer.endCompiledXMLRecord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IncludeTransformer.endTransformingElement( String uri , String name , String raw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30">
            <text:p text:style-name="Table_20_Contents">30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CIncludeTransformer.CInclud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IncludeTransformer.end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IncludeTransformer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yFilter.MyFilter( XMLConsumer consumer , CInclud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IncludeTransform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IncludeTransformer.getKe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IncludeTransformer.setup( SourceResolver resolver , Map objectModel , String source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Include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IncludeTransformer.startTransformingElement( String uri , String name , String raw , Attributes attr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CIncludeTransformer.getValidit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IncludeTransformer.processCIncludeElement( String src , String element , String select , String ns , String prefix , boolean stripRoot , boolean cache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4">
            <text:p text:style-name="Table_20_Contents">24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CIncludeTransformer.startCompiledXMLRecord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IncludeTransformer.recyc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